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5.957cm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45cm" fo:min-width="5.957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1.78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423cm" fo:min-width="6.242cm"/>
    </style:style>
    <style:style style:name="gr8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3.683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11" style:family="graphic" style:parent-style-name="objectwithoutfill">
      <style:graphic-properties svg:stroke-width="0.051cm" svg:stroke-color="#ed1c24" draw:marker-start="Symmetric_20_Arrow" draw:marker-start-width="0.457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Fine_20_Dashed" svg:stroke-width="0.051cm" svg:stroke-color="#f5822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" svg:stroke-width="0.051cm" svg:stroke-color="#00aaad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507cm" svg:height="2.54cm" svg:x="1.14cm" svg:y="1.7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14cm" svg:y1="2.98cm" svg:x2="7.647cm" svg:y2="2.98cm" draw:start-shape="id1" draw:start-glue-point="3" draw:end-shape="id1" draw:end-glue-point="1" svg:d="M1140 2980h6507" svg:viewBox="0 0 6508 1">
          <text:p/>
        </draw:connector>
        <draw:frame draw:style-name="gr3" draw:text-style-name="P2" draw:layer="layout" svg:width="2.28cm" svg:height="0.962cm" svg:x="3.248cm" svg:y="1.864cm">
          <draw:text-box>
            <text:p>έννοια</text:p>
          </draw:text-box>
        </draw:frame>
        <draw:frame draw:style-name="gr4" draw:text-style-name="P2" draw:layer="layout" svg:width="6.742cm" svg:height="0.962cm" svg:x="1.048cm" svg:y="3.129cm">
          <draw:text-box>
            <text:p>“συμβατικό ποδήλατο”</text:p>
          </draw:text-box>
        </draw:frame>
        <draw:custom-shape draw:style-name="gr5" draw:text-style-name="P1" xml:id="id2" draw:id="id2" draw:layer="layout" svg:width="6.507cm" svg:height="3.75cm" svg:x="1.14cm" svg:y="7.4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14cm" svg:y1="9.285cm" svg:x2="7.647cm" svg:y2="9.285cm" draw:start-shape="id2" draw:start-glue-point="3" draw:end-shape="id2" draw:end-glue-point="1" svg:d="M1140 9285h6507" svg:viewBox="0 0 6508 1">
          <text:p/>
        </draw:connector>
        <draw:frame draw:style-name="gr6" draw:text-style-name="P2" draw:layer="layout" svg:width="2.324cm" svg:height="0.983cm" svg:x="3.248cm" svg:y="7.837cm">
          <draw:text-box>
            <text:p>έννοια</text:p>
          </draw:text-box>
        </draw:frame>
        <draw:frame draw:style-name="gr7" draw:text-style-name="P2" draw:layer="layout" svg:width="6.742cm" svg:height="1.673cm" svg:x="1.048cm" svg:y="9.405cm">
          <draw:text-box>
            <text:p>“ποδήλατο χωρίς υποβοήθηση”</text:p>
          </draw:text-box>
        </draw:frame>
        <draw:custom-shape draw:style-name="gr8" draw:text-style-name="P1" xml:id="id3" draw:id="id3" draw:layer="layout" svg:width="4.233cm" svg:height="2.54cm" svg:x="11.44cm" svg:y="1.7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44cm" svg:y1="2.98cm" svg:x2="15.673cm" svg:y2="2.98cm" draw:start-shape="id3" draw:start-glue-point="3" draw:end-shape="id3" draw:end-glue-point="1" svg:d="M11440 2980h4233" svg:viewBox="0 0 4234 1">
          <text:p/>
        </draw:connector>
        <draw:frame draw:style-name="gr9" draw:text-style-name="P2" draw:layer="layout" svg:width="4.371cm" svg:height="0.962cm" svg:x="11.348cm" svg:y="1.864cm">
          <draw:text-box>
            <text:p>άδεια γνώσης</text:p>
          </draw:text-box>
        </draw:frame>
        <draw:frame draw:style-name="gr10" draw:text-style-name="P2" draw:layer="layout" svg:width="2.123cm" svg:height="0.962cm" svg:x="12.448cm" svg:y="3.129cm">
          <draw:text-box>
            <text:p>PKP1</text:p>
          </draw:text-box>
        </draw:frame>
        <draw:custom-shape draw:style-name="gr8" draw:text-style-name="P1" xml:id="id4" draw:id="id4" draw:layer="layout" svg:width="4.233cm" svg:height="2.54cm" svg:x="11.441cm" svg:y="8.0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441cm" svg:y1="9.28cm" svg:x2="15.674cm" svg:y2="9.28cm" draw:start-shape="id4" draw:start-glue-point="3" draw:end-shape="id4" draw:end-glue-point="1" svg:d="M11441 9280h4233" svg:viewBox="0 0 4234 1">
          <text:p/>
        </draw:connector>
        <draw:frame draw:style-name="gr9" draw:text-style-name="P2" draw:layer="layout" svg:width="4.371cm" svg:height="0.962cm" svg:x="11.349cm" svg:y="8.164cm">
          <draw:text-box>
            <text:p>άδεια γνώσης</text:p>
          </draw:text-box>
        </draw:frame>
        <draw:frame draw:style-name="gr10" draw:text-style-name="P2" draw:layer="layout" svg:width="2.123cm" svg:height="0.962cm" svg:x="12.449cm" svg:y="9.429cm">
          <draw:text-box>
            <text:p>PKP2</text:p>
          </draw:text-box>
        </draw:frame>
        <draw:connector draw:style-name="gr11" draw:text-style-name="P1" draw:layer="layout" draw:type="line" svg:x1="4.393cm" svg:y1="4.25cm" svg:x2="4.393cm" svg:y2="7.41cm" draw:start-shape="id1" draw:start-glue-point="2" draw:end-shape="id2" draw:end-glue-point="0" svg:d="M4393 4250v3160" svg:viewBox="0 0 1 3161">
          <text:p/>
        </draw:connector>
        <draw:frame draw:style-name="gr12" draw:text-style-name="P2" draw:layer="layout" svg:width="6.777cm" svg:height="0.962cm" svg:x="4.483cm" svg:y="5.334cm">
          <draw:text-box>
            <text:p>(σχέση ισοδυναμίας)</text:p>
          </draw:text-box>
        </draw:frame>
        <draw:custom-shape draw:style-name="gr8" draw:text-style-name="P1" xml:id="id5" draw:id="id5" draw:layer="layout" svg:width="4.233cm" svg:height="2.54cm" svg:x="19.641cm" svg:y="1.7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9.641cm" svg:y1="2.98cm" svg:x2="23.874cm" svg:y2="2.98cm" draw:start-shape="id5" draw:start-glue-point="3" draw:end-shape="id5" draw:end-glue-point="1" svg:d="M19641 2980h4233" svg:viewBox="0 0 4234 1">
          <text:p/>
        </draw:connector>
        <draw:frame draw:style-name="gr13" draw:text-style-name="P2" draw:layer="layout" svg:width="2.17cm" svg:height="0.962cm" svg:x="20.649cm" svg:y="1.864cm">
          <draw:text-box>
            <text:p>ρόλος</text:p>
          </draw:text-box>
        </draw:frame>
        <draw:frame draw:style-name="gr14" draw:text-style-name="P2" draw:layer="layout" svg:width="4.202cm" svg:height="0.962cm" svg:x="19.649cm" svg:y="3.129cm">
          <draw:text-box>
            <text:p>σχεδιαστής 1</text:p>
          </draw:text-box>
        </draw:frame>
        <draw:custom-shape draw:style-name="gr8" draw:text-style-name="P1" xml:id="id6" draw:id="id6" draw:layer="layout" svg:width="4.233cm" svg:height="2.54cm" svg:x="19.642cm" svg:y="8.0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9.642cm" svg:y1="9.28cm" svg:x2="23.875cm" svg:y2="9.28cm" draw:start-shape="id6" draw:start-glue-point="3" draw:end-shape="id6" draw:end-glue-point="1" svg:d="M19642 9280h4233" svg:viewBox="0 0 4234 1">
          <text:p/>
        </draw:connector>
        <draw:frame draw:style-name="gr12" draw:text-style-name="P2" draw:layer="layout" svg:width="2.229cm" svg:height="0.962cm" svg:x="20.742cm" svg:y="8.164cm">
          <draw:text-box>
            <text:p>ρόλος</text:p>
          </draw:text-box>
        </draw:frame>
        <draw:frame draw:style-name="gr14" draw:text-style-name="P2" draw:layer="layout" svg:width="4.202cm" svg:height="0.962cm" svg:x="19.65cm" svg:y="9.429cm">
          <draw:text-box>
            <text:p>σχεδιαστής 2</text:p>
          </draw:text-box>
        </draw:frame>
        <draw:connector draw:style-name="gr15" draw:text-style-name="P1" draw:layer="layout" draw:type="line" svg:x1="19.641cm" svg:y1="2.98cm" svg:x2="15.673cm" svg:y2="2.98cm" draw:start-shape="id5" draw:start-glue-point="3" draw:end-shape="id3" draw:end-glue-point="1" svg:d="M19641 2980h-3968" svg:viewBox="0 0 3969 1">
          <text:p/>
        </draw:connector>
        <draw:connector draw:style-name="gr15" draw:text-style-name="P1" draw:layer="layout" draw:type="line" svg:x1="11.44cm" svg:y1="2.98cm" svg:x2="7.647cm" svg:y2="2.98cm" draw:start-shape="id3" draw:start-glue-point="3" draw:end-shape="id1" draw:end-glue-point="1" svg:d="M11440 2980h-3793" svg:viewBox="0 0 3794 1">
          <text:p/>
        </draw:connector>
        <draw:connector draw:style-name="gr15" draw:text-style-name="P1" draw:layer="layout" draw:type="line" svg:x1="11.441cm" svg:y1="9.28cm" svg:x2="7.647cm" svg:y2="9.285cm" draw:start-shape="id4" draw:start-glue-point="3" draw:end-shape="id2" draw:end-glue-point="1" svg:d="M11441 9280l-3794 5" svg:viewBox="0 0 3795 6">
          <text:p/>
        </draw:connector>
        <draw:connector draw:style-name="gr15" draw:text-style-name="P1" draw:layer="layout" draw:type="line" svg:x1="19.642cm" svg:y1="9.28cm" svg:x2="15.674cm" svg:y2="9.28cm" draw:start-shape="id6" draw:start-glue-point="3" draw:end-shape="id4" draw:end-glue-point="1" svg:d="M19642 9280h-3968" svg:viewBox="0 0 3969 1">
          <text:p/>
        </draw:connector>
        <draw:line draw:style-name="gr16" draw:text-style-name="P1" draw:layer="layout" svg:x1="11.414cm" svg:y1="8.62cm" svg:x2="7.731cm" svg:y2="8.62cm">
          <text:p/>
        </draw:line>
        <draw:line draw:style-name="gr16" draw:text-style-name="P1" draw:layer="layout" svg:x1="2.062cm" svg:y1="7.35cm" svg:x2="2.062cm" svg:y2="4.302cm">
          <text:p/>
        </draw:line>
        <draw:line draw:style-name="gr17" draw:text-style-name="P1" draw:layer="layout" svg:x1="19.542cm" svg:y1="2.213cm" svg:x2="15.745cm" svg:y2="2.22cm">
          <text:p/>
        </draw:line>
        <draw:line draw:style-name="gr17" draw:text-style-name="P1" draw:layer="layout" svg:x1="11.287cm" svg:y1="2.27cm" svg:x2="7.731cm" svg:y2="2.27cm">
          <text:p/>
        </draw:line>
        <draw:line draw:style-name="gr17" draw:text-style-name="P1" draw:layer="layout" svg:x1="3.124cm" svg:y1="4.302cm" svg:x2="3.124cm" svg:y2="7.35cm">
          <text:p/>
        </draw:line>
        <draw:line draw:style-name="gr16" draw:text-style-name="P1" draw:layer="layout" svg:x1="19.528cm" svg:y1="8.62cm" svg:x2="15.732cm" svg:y2="8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5T18:51:43.599539297</meta:creation-date>
    <dc:date>2021-08-28T02:12:21.461557011</dc:date>
    <meta:editing-duration>PT1H6M5S</meta:editing-duration>
    <meta:editing-cycles>21</meta:editing-cycles>
    <meta:generator>LibreOffice/6.0.7.3$Linux_X86_64 LibreOffice_project/00m0$Build-3</meta:generator>
    <meta:document-statistic meta:object-count="36"/>
  </office:meta>
</office:document-meta>
</file>